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f pro text" svg:font-family="'sf pro text', apple-system, BlinkMacSystemFont, Roboto, 'segoe ui', Helvetica, Arial, sans-serif, 'apple color emoji', 'segoe ui emoji', 'segoe ui 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left="0in" fo:margin-right="0in" fo:margin-top="0in" fo:margin-bottom="0in" loext:contextual-spacing="false" fo:orphans="60" fo:widows="2" fo:text-indent="0in" style:auto-text-indent="false" fo:padding="0in" fo:border="none"/>
      <style:text-properties fo:font-variant="normal" fo:text-transform="none" fo:color="#1c1d1f" style:font-name="sf pro text" fo:font-size="12pt" fo:letter-spacing="normal" fo:font-style="normal" fo:font-weight="normal" officeooo:paragraph-rsid="00182472" fo:background-color="#f7f9fa" loext:padding="0in" loext:border="none"/>
    </style:style>
    <style:style style:name="P2" style:family="paragraph" style:parent-style-name="Text_20_body">
      <style:paragraph-properties fo:margin-left="0in" fo:margin-right="0in" fo:margin-top="0in" fo:margin-bottom="0in" loext:contextual-spacing="false" fo:orphans="60" fo:widows="2" fo:text-indent="0in" style:auto-text-indent="false" fo:padding="0in" fo:border="none"/>
      <style:text-properties fo:font-variant="normal" fo:text-transform="none" fo:color="#1c1d1f" style:font-name="sf pro text" fo:font-size="12pt" fo:letter-spacing="normal" fo:font-style="normal" fo:font-weight="bold" officeooo:rsid="001c17f5" officeooo:paragraph-rsid="001c17f5" fo:background-color="#f7f9fa" style:font-weight-asian="bold" style:font-weight-complex="bold" loext:padding="0in" loext:border="none"/>
    </style:style>
    <style:style style:name="P3" style:family="paragraph" style:parent-style-name="Text_20_body">
      <style:paragraph-properties fo:margin-left="0in" fo:margin-right="0in" fo:margin-top="0in" fo:margin-bottom="0in" loext:contextual-spacing="false" fo:orphans="60" fo:widows="2" fo:text-indent="0in" style:auto-text-indent="false" fo:padding="0in" fo:border="none"/>
      <style:text-properties officeooo:rsid="00158087" officeooo:paragraph-rsid="00158087"/>
    </style:style>
    <style:style style:name="P4" style:family="paragraph" style:parent-style-name="Text_20_body">
      <style:paragraph-properties fo:margin-left="0in" fo:margin-right="0in" fo:margin-top="0in" fo:margin-bottom="0in" loext:contextual-spacing="false" fo:orphans="60" fo:widows="2" fo:text-indent="0in" style:auto-text-indent="false" fo:padding="0in" fo:border="none"/>
      <style:text-properties officeooo:rsid="00158087" officeooo:paragraph-rsid="001ac5b6"/>
    </style:style>
    <style:style style:name="P5" style:family="paragraph" style:parent-style-name="Text_20_body">
      <style:paragraph-properties fo:margin-left="0in" fo:margin-right="0in" fo:margin-top="0in" fo:margin-bottom="0in" loext:contextual-spacing="false" fo:orphans="60" fo:widows="2" fo:text-indent="0in" style:auto-text-indent="false" fo:padding="0in" fo:border="none"/>
      <style:text-properties officeooo:rsid="0017f858" officeooo:paragraph-rsid="0017f858"/>
    </style:style>
    <style:style style:name="P6" style:family="paragraph" style:parent-style-name="Text_20_body">
      <style:paragraph-properties fo:margin-left="0in" fo:margin-right="0in" fo:margin-top="0in" fo:margin-bottom="0in" loext:contextual-spacing="false" fo:orphans="60" fo:widows="2" fo:text-indent="0in" style:auto-text-indent="false" fo:padding="0in" fo:border="none"/>
      <style:text-properties fo:font-weight="bold" officeooo:rsid="00182472" officeooo:paragraph-rsid="00182472" style:font-weight-asian="bold" style:font-weight-complex="bold"/>
    </style:style>
    <style:style style:name="P7" style:family="paragraph" style:parent-style-name="Text_20_body">
      <style:paragraph-properties fo:margin-left="0in" fo:margin-right="0in" fo:text-indent="0in" style:auto-text-indent="false"/>
      <style:text-properties officeooo:rsid="001c17f5" officeooo:paragraph-rsid="001c17f5"/>
    </style:style>
    <style:style style:name="P8" style:family="paragraph" style:parent-style-name="Text_20_body">
      <style:paragraph-properties fo:margin-left="0in" fo:margin-right="0in" fo:text-indent="0in" style:auto-text-indent="false"/>
      <style:text-properties officeooo:rsid="001d7f17" officeooo:paragraph-rsid="001d7f17"/>
    </style:style>
    <style:style style:name="P9" style:family="paragraph" style:parent-style-name="Text_20_body">
      <style:paragraph-properties fo:margin-left="0in" fo:margin-right="0in" fo:text-indent="0in" style:auto-text-indent="false"/>
      <style:text-properties fo:font-weight="bold" officeooo:rsid="001d7f17" officeooo:paragraph-rsid="001d7f17" style:font-weight-asian="bold" style:font-weight-complex="bold"/>
    </style:style>
    <style:style style:name="P10" style:family="paragraph" style:parent-style-name="Text_20_body">
      <style:paragraph-properties fo:margin-left="0in" fo:margin-right="0in" fo:text-indent="0in" style:auto-text-indent="false"/>
      <style:text-properties fo:font-weight="bold" officeooo:rsid="002ac8ca" officeooo:paragraph-rsid="002ac8ca" style:font-weight-asian="bold" style:font-weight-complex="bold"/>
    </style:style>
    <style:style style:name="P11" style:family="paragraph" style:parent-style-name="Text_20_body">
      <style:paragraph-properties fo:margin-left="0in" fo:margin-right="0in" fo:text-indent="0in" style:auto-text-indent="false"/>
      <style:text-properties fo:font-weight="bold" officeooo:rsid="001c17f5" officeooo:paragraph-rsid="001c17f5" style:font-weight-asian="bold" style:font-weight-complex="bold"/>
    </style:style>
    <style:style style:name="P12" style:family="paragraph" style:parent-style-name="Text_20_body">
      <style:paragraph-properties fo:margin-left="0in" fo:margin-right="0in" fo:text-indent="0in" style:auto-text-indent="false"/>
      <style:text-properties fo:font-weight="bold" officeooo:rsid="002e1185" officeooo:paragraph-rsid="002e1185" style:font-weight-asian="bold" style:font-weight-complex="bold"/>
    </style:style>
    <style:style style:name="P13" style:family="paragraph" style:parent-style-name="Text_20_body">
      <style:paragraph-properties fo:margin-left="0in" fo:margin-right="0in" fo:text-indent="0in" style:auto-text-indent="false"/>
      <style:text-properties officeooo:rsid="002ac8ca" officeooo:paragraph-rsid="002ac8ca"/>
    </style:style>
    <style:style style:name="P14" style:family="paragraph" style:parent-style-name="Text_20_body">
      <style:paragraph-properties fo:margin-left="0in" fo:margin-right="0in" fo:text-indent="0in" style:auto-text-indent="false"/>
      <style:text-properties fo:font-weight="normal" officeooo:rsid="002e1185" officeooo:paragraph-rsid="002e1185" style:font-weight-asian="normal" style:font-weight-complex="normal"/>
    </style:style>
    <style:style style:name="P15" style:family="paragraph" style:parent-style-name="Text_20_body">
      <style:paragraph-properties fo:margin-left="0in" fo:margin-right="0in" fo:text-indent="0in" style:auto-text-indent="false"/>
      <style:text-properties fo:font-weight="normal" officeooo:rsid="001d7f17" officeooo:paragraph-rsid="001d7f17" style:font-weight-asian="normal" style:font-weight-complex="normal"/>
    </style:style>
    <style:style style:name="P16" style:family="paragraph" style:parent-style-name="Text_20_body">
      <style:paragraph-properties fo:margin-left="0in" fo:margin-right="0in" fo:text-indent="0in" style:auto-text-indent="false"/>
      <style:text-properties officeooo:rsid="002e1185" officeooo:paragraph-rsid="002e1185"/>
    </style:style>
    <style:style style:name="T1" style:family="text">
      <style:text-properties officeooo:rsid="001ac5b6"/>
    </style:style>
    <style:style style:name="T2" style:family="text">
      <style:text-properties officeooo:rsid="001b6d15"/>
    </style:style>
    <style:style style:name="T3" style:family="text">
      <style:text-properties officeooo:rsid="001b7843"/>
    </style:style>
    <style:style style:name="T4" style:family="text">
      <style:text-properties officeooo:rsid="002b0847"/>
    </style:style>
    <style:style style:name="T5"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Section 1 : Introduction</text:p>
      <text:p text:style-name="P3"/>
      <text:p text:style-name="P3">Leadership skills are like golf clubs.</text:p>
      <text:p text:style-name="P3"/>
      <text:p text:style-name="P3">Over the course of your game, you have to pick the club based on the demand of your shot leadership.</text:p>
      <text:p text:style-name="P3"/>
      <text:p text:style-name="P3">Used to be about telling people what to do.</text:p>
      <text:p text:style-name="P3"/>
      <text:p text:style-name="P3">Today, it is more about persuading them to come with you.</text:p>
      <text:p text:style-name="P3"/>
      <text:p text:style-name="P3">In the old days, bosses wanted to be perceived as foolproof and unbeatable.</text:p>
      <text:p text:style-name="P3"/>
      <text:p text:style-name="P3">It was either their way or the highway.</text:p>
      <text:p text:style-name="P3"/>
      <text:p text:style-name="P3">But in today's time, and as a modern leader, it is very important to develop your own authentic leadership style and personality in order to form effective and efficient teams.</text:p>
      <text:p text:style-name="P3"/>
      <text:p text:style-name="P3">For me, leadership is like building a machine, a machine of people.</text:p>
      <text:p text:style-name="P3"/>
      <text:p text:style-name="P3">Every single one of them need to be selected with great care and put together with great thought in order that the machine can run smoothly.</text:p>
      <text:p text:style-name="P3"/>
      <text:p text:style-name="P3">Welcome to my course on leadership and congratulations for purchasing it.</text:p>
      <text:p text:style-name="P3"/>
      <text:p text:style-name="P3">And in my course I want to share with you my take on leadership.</text:p>
      <text:p text:style-name="P3"/>
      <text:p text:style-name="P3">Do <text:span text:style-name="T3">you</text:span> have <text:span text:style-name="T1">disrespectful</text:span> people in your team or do you have to micromanage everything yourself?</text:p>
      <text:p text:style-name="P3"/>
      <text:p text:style-name="P3">Do <text:span text:style-name="T1">you</text:span> have people in your team who don't listen to you?</text:p>
      <text:p text:style-name="P3"/>
      <text:p text:style-name="P3">If you want to improve your leadership skills and abilities and if you want to form and build motivate and strong teams, then this <text:span text:style-name="T3">course</text:span> is for you.</text:p>
      <text:p text:style-name="P3"/>
      <text:p text:style-name="P4">In this course, I'm gonna share with you,</text:p>
      <text:p text:style-name="P4"/>
      <text:p text:style-name="P4">why <text:span text:style-name="T1">l</text:span>eading by example is such an important concept.</text:p>
      <text:p text:style-name="P3"/>
      <text:p text:style-name="P3">We're gonna talk about delegation.</text:p>
      <text:p text:style-name="P3"/>
      <text:p text:style-name="P3">You will improve your listening and communication skills.</text:p>
      <text:p text:style-name="P3"/>
      <text:p text:style-name="P3">And we also talk about why praise and appreciation is so important.</text:p>
      <text:p text:style-name="P3"><text:soft-page-break/></text:p>
      <text:p text:style-name="P3">And there are many more things I will cover and share in this <text:span text:style-name="T2">course</text:span>.</text:p>
      <text:p text:style-name="P3"/>
      <text:p text:style-name="P3">At the end of it, you will have developed your leadership skills and ability much further.</text:p>
      <text:p text:style-name="P3"/>
      <text:p text:style-name="P3">You will have learned about my nine principles of leadership.</text:p>
      <text:p text:style-name="P3"/>
      <text:p text:style-name="P3">You will have improved your confidence and also you will have improved your interpersonal and communication skills.</text:p>
      <text:p text:style-name="P3"/>
      <text:p text:style-name="P3">So in this course, I'm gonna share with you my nine principles,</text:p>
      <text:p text:style-name="P3"/>
      <text:p text:style-name="P3">And these principles are leading by example, leading by listening, leading by communication, leading by delegating and empowering, leading by relating and connecting, leading by praising and appreciation, leading by emotional intelligence, leading by mentoring, coaching and training, and eventually leading by inspiration.</text:p>
      <text:p text:style-name="P3"/>
      <text:p text:style-name="P6">Section 2 : My 9 Leadership Principles</text:p>
      <text:p text:style-name="P6"/>
      <text:p text:style-name="P2">#Principle 1: Leading by example</text:p>
      <text:p text:style-name="P1"/>
      <text:p text:style-name="P1">Leading by example. What does it mean?</text:p>
      <text:p text:style-name="P1"/>
      <text:p text:style-name="P1">You know, when Chef Gary walked into a kitchen and it was a very busy kitchen, was a big kitchen, it was huge.</text:p>
      <text:p text:style-name="P1"/>
      <text:p text:style-name="P1">We had like hundreds of employees in this kitchen.</text:p>
      <text:p text:style-name="P1"/>
      <text:p text:style-name="P1">And every morning he would make his round through each kitchen and it would take him some some time.</text:p>
      <text:p text:style-name="P1"/>
      <text:p text:style-name="P1">You know, we had many kitchens, but he would walk around, he would greet everybody.</text:p>
      <text:p text:style-name="P1"/>
      <text:p text:style-name="P1">He would personally say, the name is, Hey, good morning.</text:p>
      <text:p text:style-name="P1"/>
      <text:p text:style-name="P1">Must say good morning, Marissa.</text:p>
      <text:p text:style-name="P1">Good morning, horror.</text:p>
      <text:p text:style-name="P1"/>
      <text:p text:style-name="P1">Here, for example, he would go around, not shake hands necessarily with everybody, but he would show his respect to the person.</text:p>
      <text:p text:style-name="P1"/>
      <text:p text:style-name="P1"><text:soft-page-break/>Say hi to a little bit of a chitchat.</text:p>
      <text:p text:style-name="P1"/>
      <text:p text:style-name="P1">This is a great example of how you can gain respect from your employees very quickly, because if you show them respect, then you will be also respected.</text:p>
      <text:p text:style-name="P1"/>
      <text:p text:style-name="P1">And this is a great way of leading by example, because you set the example, especially as a leader and manager.</text:p>
      <text:p text:style-name="P1"/>
      <text:p text:style-name="P1">Those are so important.</text:p>
      <text:p text:style-name="P1"/>
      <text:p text:style-name="P1">Chef Gary was setting the example of being respectful, being polite, coming in the new morning, greeting everybody with respect and very politely not grumpy at all.</text:p>
      <text:p text:style-name="P1"/>
      <text:p text:style-name="P1">You know, like so many other people, I mean, we are all grumpy in the morning sometimes, but this is the concept of self leadership.</text:p>
      <text:p text:style-name="P1"/>
      <text:p text:style-name="P1">How do you carry yourself in front of others?</text:p>
      <text:p text:style-name="P1"/>
      <text:p text:style-name="P1">How do you deal with your own emotions, which we certainly have, but that we don't let other people fear how bad we feel inside?</text:p>
      <text:p text:style-name="P1"/>
      <text:p text:style-name="P1">Another great way of leading by example is being hands on.</text:p>
      <text:p text:style-name="P1"/>
      <text:p text:style-name="P1">And by the way, I will use a lot of examples from the kitchen because I am from the kitchen.</text:p>
      <text:p text:style-name="P1"/>
      <text:p text:style-name="P1">But I also think there's is a great way of showing you and demonstrating the principles.</text:p>
      <text:p text:style-name="P1"/>
      <text:p text:style-name="P1">I'm talking about.</text:p>
      <text:p text:style-name="P1"/>
      <text:p text:style-name="P1">Your hand, being hands on and the kitchen means that you not only sit in your office all day long pushing some pen pencils and some paper work and chit chatting with your with your lovely secretary, which you'll hopefully have now being hands on is showing up in the kitchen, walking around, which is another concept I'm going into in a minute, walking management, managing by walking around or walking your talk.</text:p>
      <text:p text:style-name="P1"/>
      <text:p text:style-name="P1">So show your face, show up, go around your department, talk to your staff, do a little bit chit chatting and show interest.</text:p>
      <text:p text:style-name="P1"/>
      <text:p text:style-name="P1">You know, those is so important.</text:p>
      <text:p text:style-name="P1"><text:soft-page-break/>The staff will feel your team members who feel all this guy is really interested in us.</text:p>
      <text:p text:style-name="P1"/>
      <text:p text:style-name="P1">He is showing his face.</text:p>
      <text:p text:style-name="P1"/>
      <text:p text:style-name="P1">He is walking around.</text:p>
      <text:p text:style-name="P1"/>
      <text:p text:style-name="P1">So that goes a long way in order to gain a high reputation and if you want to be credible.</text:p>
      <text:p text:style-name="P1"/>
      <text:p text:style-name="P1">It is also very important that you walk your talk.</text:p>
      <text:p text:style-name="P1"/>
      <text:p text:style-name="P1">You know, many people, unfortunately, just do a lot of talking, but no action.</text:p>
      <text:p text:style-name="P1"/>
      <text:p text:style-name="P1">But as a successful leader, you want to walk your talk.</text:p>
      <text:p text:style-name="P1"/>
      <text:p text:style-name="P1">That means if you make an announcement, you follow up on that.</text:p>
      <text:p text:style-name="P1"/>
      <text:p text:style-name="P1">If you have an appointment with somebody, you'll be on time.</text:p>
      <text:p text:style-name="P1"/>
      <text:p text:style-name="P1">Don't let him wait.</text:p>
      <text:p text:style-name="P1"/>
      <text:p text:style-name="P1">For example, I had a food tasting in our kitchen at two pm and I would tell my my assistant chefs that we start at two p.m. I would be there 2:00 p.m. I would do it with them together.</text:p>
      <text:p text:style-name="P1"/>
      <text:p text:style-name="P1">So this is also another sign of showing respect to your team members.</text:p>
      <text:p text:style-name="P1"/>
      <text:p text:style-name="P1">If you show up on time, if you walk your talk and if you not only do all talk and no action.</text:p>
      <text:p text:style-name="P7"/>
      <text:p text:style-name="P11">#Principle 2: Leading by listening</text:p>
      <text:p text:style-name="P7">The next principle is leading by listening.</text:p>
      <text:p text:style-name="P7"/>
      <text:p text:style-name="P7">Also something very important.</text:p>
      <text:p text:style-name="P7"/>
      <text:p text:style-name="P7">When employees say they want their voices to be heard, they are really saying they want leaders who will not just hear them, but really listen to them. <text:s text:c="3"/>As employees seek more attention, feedback and support, leaders must become more mindful of individual needs in order to more effectively inspire <text:soft-page-break/>professional development and overall performance. <text:s text:c="2"/>Leaders who listen are able to create trustworthy relationships that are transparent and breed loyalty. <text:s/>You know the leaders who have their employees’ best interests at heart because they truly listen to them.</text:p>
      <text:p text:style-name="P7"/>
      <text:p text:style-name="P7">As a leader, it’s difficult to really know what your employees are thinking about, what’s troubling them or how to help them get out of a performance slump –unless you take the time listen to them. <text:s text:c="2"/>Listening goes well beyond being quiet and giving someone your full attention. <text:s text:c="2"/>It requires you to be aware of body language, facial expressions, mood, and natural behavioral tendencies. <text:s/>Listening should be a full-time job when you consider the uncertainty embedded in the workplace and the on-going changes taking place.</text:p>
      <text:p text:style-name="P7"/>
      <text:p text:style-name="P7">As leaders, we must balance our intensity and desire to perform with compassionate attention to our employees’ needs. <text:s/>Being more mindful of another’s stress and their tension points before they impact the business requires us to boost our emotional intelligence.</text:p>
      <text:p text:style-name="P7"/>
      <text:p text:style-name="P7">Listening is a leadership responsibility that does not appear in the job description. <text:s text:c="2"/>Those who do listen to their employees are in a much better position to lead the increasingly diverse and multigenerational workforce. The “one-approach-fits-all” way of thinking has become outdated and those who embrace the high art of listening are destined to be the better, more compassionate leaders.</text:p>
      <text:p text:style-name="P7"/>
      <text:p text:style-name="P11">#Principle 3: Leading by communication</text:p>
      <text:p text:style-name="P7">So principle number three is leading by communication, </text:p>
      <text:p text:style-name="P7"/>
      <text:p text:style-name="P7">Communication, the most trickiest thing on planet Earth.</text:p>
      <text:p text:style-name="P7"/>
      <text:p text:style-name="P7">Yeah, why is it's a tricky because communication is so important.</text:p>
      <text:p text:style-name="P7"/>
      <text:p text:style-name="P7">You know, as a leader, as an effective and successful leader, you want to learn how to communicate properly.</text:p>
      <text:p text:style-name="P7"/>
      <text:p text:style-name="P7">Communication is a core leadership function, meaning effective workplace communication and effective leadership are closely intertwined. An effective leader needs to be a skilled communicator, applying that skill in relationships at the organizational level, in larger communities and groups, and sometimes even on a global scale. However, according to the statistics, 57% of employees report not <text:soft-page-break/>being given clear directions, and as much as 69% of managers are not comfortable communicating with their employees in general. <text:s text:c="2"/></text:p>
      <text:p text:style-name="P7"/>
      <text:p text:style-name="P7">The problem here goes beyond managers lacking confidence or the skill levels necessary to be successful business leaders. Rather, leaders who are falling short in the communications department will have a direct negative impact on employee satisfaction, motivation, and productivity levels. Without effective leadership communication in place, a leader cannot and should not expect their employees to be engaged and connected in the workplace, introducing a host of other detrimental impacts on the success of the business. <text:s/></text:p>
      <text:p text:style-name="P7"/>
      <text:p text:style-name="P7">Keeping employees motivated and driven towards success should remain a top priority for any leader. But, in order to inspire and motivate in the first place, business leaders need to establish and foster a strong line of communication. As a leader, you need to think with clarity, express ideas, and disseminate information to a multitude of audiences. A good leader can handle the rapid flows of information that circulate within the organization, and between customers, partners, and any other stakeholders. Essentially, maintaining strong leadership communication within the workplace is the key to keeping your business not just afloat, but thriving in the industry as a whole. <text:s/></text:p>
      <text:p text:style-name="P7"/>
      <text:p text:style-name="P7">Tips to Optimize Your Leadership Communication</text:p>
      <text:p text:style-name="P7">Fostering strong lines of communication as a leader introduces a particular set of goals that differ largely from the business skill of general communication. As a leader, it is your responsibility not only to have good basic communication skills, but also to ensure that the lines of communication you open within your business cover the following leadership goals: </text:p>
      <text:p text:style-name="P7"/>
      <text:p text:style-name="P7">Align employees with the company culture. </text:p>
      <text:p text:style-name="P7">Align employees with the company’s strategic goals. </text:p>
      <text:p text:style-name="P7">Build trust within the workplace. </text:p>
      <text:p text:style-name="P7">Maintain employee engagement. </text:p>
      <text:p text:style-name="P7">Encourage two-way conversations and open dialogue. </text:p>
      <text:p text:style-name="P7">Promote employee collaboration and teamwork. </text:p>
      <text:p text:style-name="P7">Keep employees informed. </text:p>
      <text:p text:style-name="P7">Communicate any upcoming changes effectively and in a timely manner. </text:p>
      <text:p text:style-name="P7">Prevent internal miscommunications. </text:p>
      <text:p text:style-name="P7">Disseminate important information and make it available to employees. <text:s/></text:p>
      <text:p text:style-name="P7"><text:soft-page-break/></text:p>
      <text:p text:style-name="P9">#Principle 4: Leading by delagation</text:p>
      <text:p text:style-name="P15">Managing the daily, weekly, and monthly workload is a challenge for team members and leaders alike, but in very different ways. Teams have their KPIs and know what tasks they need to complete in order to achieve those goals. Team leaders and managers have the added tasks around team goals, team KPIs, other issues and other team projects that round out their to-do lists. The difference is that leaders have people to delegate to on their team that can complete the task. <text:s/>The challenge for any leadership style is finding the right person for job, and it doesn't always have to be you.</text:p>
      <text:p text:style-name="P15"/>
      <text:p text:style-name="P15">If your to-do list has gotten unwieldy or you need to reduce that list so you can focus on your goals, it’s time to start looking at tasks that you can delegate to members of your team. Being able to delegate effectively will get you the results you need and empower and develop your teams along the way. Being a great leader involves leveraging all of the strengths of your team in order to complete specific tasks. <text:s/>Delegation is essential for successful leaders and their staff members.</text:p>
      <text:p text:style-name="P14">Done effectively, delegating tasks and projects to the team can show you a lot about your team’s capabilities and talents. But the first step in effective delegation is recognizing that it’s something you need to do. This is a big issue we need to tackle in order to delegate effectively — control. If done properly, the team member will view the delegated task as an opportunity for professional growth or increase their skills and abilities.</text:p>
      <text:p text:style-name="P14"/>
      <text:p text:style-name="P14">Read these statements and see if they are true or false for you:</text:p>
      <text:p text:style-name="P14"/>
      <text:p text:style-name="P14">I have recently been promoted to a leadership role, and I have to prove that I can still do all the things.</text:p>
      <text:p text:style-name="P14">I would give this project to Jack or Jill, but I’d have to spend so much time explaining how I want it done, I should just go ahead and do it myself.</text:p>
      <text:p text:style-name="P14">My peers are advancing in their careers faster than me, so I need to take on more to show management that I’ve still got it.</text:p>
      <text:p text:style-name="P14">Jack or Jill might be able to do this, but I don’t think they’ll get it done in time because of other work.</text:p>
      <text:p text:style-name="P14">No one else can do this project as well as me or as fast as me. This is my thing and this is what makes me indispensable.</text:p>
      <text:p text:style-name="P14">The ability to delegate is something that I think about for every initiative assigned to my team.</text:p>
      <text:p text:style-name="P14">All of the above statements point to levels of control that you need to check before you delegate a task. Leaders delegate tasks that another team member can do more effectively, isn't the top priority, to provide a growth opportunity, to create a culture of accountability and more. <text:s/>It’s particularly difficult to let go and let someone else take on a task that you’re used to doing. If there’s any fear that the person <text:soft-page-break/>you delegate the task to will do it better, faster, or upstage you in the process, then you’re missing a key opportunity to flex your leadership skills and a developmental opportunity for you and your employee.</text:p>
      <text:p text:style-name="P14"/>
      <text:p text:style-name="P14">Reality check — no one can do everything themselves, and even the best superstars need some help from career coaches. Here are three tips to help you keep calm and delegate on:</text:p>
      <text:p text:style-name="P14"/>
      <text:p text:style-name="P12">How Leaders Delegate Effectively Tip #1 — Delegate with Team Development Goals in Mind</text:p>
      <text:p text:style-name="P14">As you set goals with your team each year or each quarter, you probably know their KPIs by heart. You should also know their development goals. Keep a visual reminder of those goals so you can look for opportunities to delegate based on your teams' strengths and weaknesses. Effective delegation builds team morale and is an important part of high-performance teams.</text:p>
      <text:p text:style-name="P14">Think about how delegating this task can help a member of your team learn or develop a new skill. Believe enough in your expertise and experience to then guide that employee through that delegated task or project. That will result in a win-win for both employee development and your leadership abilities.</text:p>
      <text:p text:style-name="P14"/>
      <text:p text:style-name="P12">Tip #2 — Set Clear Expectations</text:p>
      <text:p text:style-name="P14">You can’t assume that your team or employee is going to be able to read your mind. Effective delegation is not an email that says, “Here — take care of this for me, will ya?” Schedule time to walk through the project or task you are delegating. Be clear on what you need and when you need things completed. The desired outcome needs to be made clear in the discussion, and the employee should have the responsibility and authority to get the delegated work done. It won’t be the exact way that you do it, but that’s okay.</text:p>
      <text:p text:style-name="P14"/>
      <text:p text:style-name="P14">Ask questions for understanding. You want to make sure your employee understands what they need to do to get started. Remember that it’s ok for them to have more questions along the way. They call it a delegation process for a reason; it isn’t just a hand-off, it is a process that you work through together through the project.</text:p>
      <text:p text:style-name="P14"/>
      <text:p text:style-name="P14">This is also a great time to assess where you need to best engage during the project. If you hover, you run the risk of micro-managing the project which defeats the purpose of delegating it. If you ignore them until they complete the project, you may miss out on a critical opportunity during the process to provide redirection or feedback.</text:p>
      <text:p text:style-name="P14"/>
      <text:p text:style-name="P14"/>
      <text:p text:style-name="P12"><text:soft-page-break/>Tip #3 — Give Continual Feedback</text:p>
      <text:p text:style-name="P12"/>
      <text:p text:style-name="P14">Employees always appreciate genuine acknowledgment that their work is well-received and that they’ve done a good job. Be specific with them on what they did really well — that reinforces positive behavior and also establishes trust between you and your employee.</text:p>
      <text:p text:style-name="P14"/>
      <text:p text:style-name="P14">If there are things that need to be improved on for next time, take the time to talk through everything with your employee. Were all of your instructions clear? This is also a great opportunity for two-way communication. Leaders need feedback as well, and it’s a powerful conversation to have when an employee can coach you on something that you’re doing or not doing that would help them succeed. Take the time to listen, as you’ll better learn how to delegate better in the future. Even if the project takes a little longer the first time around as you need to answer questions as part of the delegation process, in the long term you’ll save time and increase team productivity.</text:p>
      <text:p text:style-name="P14"/>
      <text:p text:style-name="P16"><text:span text:style-name="T5">Effective delegation isn’t a way to offload the tasks you don’t feel like doing, nor is it a way to clear the decks so you can leave early on a Friday. Remember you can't delegate leadership itself, effective delegation is using the power of your teams and their abilities to get results. It’s seeing opportunities for members of your team to stretch their wings to learn something new or execute on a project. It’s a way for you to share your knowledge and expertise to help that future manager or leader build new skills with the proper training and add bullet points to their resumes. It’s also a sign of a well-functioning and healthy team.</text:span></text:p>
      <text:p text:style-name="P8"/>
      <text:p text:style-name="P10">#Principle 5: <text:span text:style-name="T4">Leading by </text:span>Relating and Connecting</text:p>
      <text:p text:style-name="P13">As we all know, work isn’t just about having a job to earn some money anymore. Most people need and want more than to just turn up, get their work done and go home again. They want work they find meaningful; they want to feel like they have a purpose, and they want the work that they do to be valued. So, how can we increase how connected our employees feel?</text:p>
      <text:p text:style-name="P13"/>
      <text:p text:style-name="P13">Simple things like finding out who they are in real life. What are their interests, what did they do at the weekend, and what do they find truly motivates them? Find out the challenges they are facing - at work and at home, help them to hone their skills or to develop their interests in a way that sparks joy for them. In short, treat them like human beings – human beings you’d like to stick around for a long time.</text:p>
      <text:p text:style-name="P13"/>
      <text:p text:style-name="P13">Remember to show that you are human too. Show your vulnerability, ask for help when you need it, and build bonds with people up, down and every which way around you. Honesty will breed honesty. People with managers who are willing to say out loud that they need help will build deeper, more <text:soft-page-break/>connected relationships. These people will be better placed to rise to a challenge, taking more ownership, more responsibility, and more interest when you need them to.</text:p>
      <text:p text:style-name="P13"/>
      <text:p text:style-name="P1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f pro text" svg:font-family="'sf pro text', apple-system, BlinkMacSystemFont, Roboto, 'segoe ui', Helvetica, Arial, sans-serif, 'apple color emoji', 'segoe ui emoji', 'segoe ui 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27T09:38:11.108680801</meta:creation-date>
    <dc:date>2021-12-13T10:43:31.746797735</dc:date>
    <meta:editing-duration>P1DT6H32M6S</meta:editing-duration>
    <meta:editing-cycles>19</meta:editing-cycles>
    <meta:generator>LibreOffice/6.4.7.2$Linux_X86_64 LibreOffice_project/40$Build-2</meta:generator>
    <meta:document-statistic meta:table-count="0" meta:image-count="0" meta:object-count="0" meta:page-count="10" meta:paragraph-count="120" meta:word-count="3134" meta:character-count="18143" meta:non-whitespace-character-count="15084"/>
  </office:meta>
</office:document-meta>
</file>